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 office:value-type="string">
            <text:p>decora_lux_aeternitatis_auream.php</text:p>
          </table:table-cell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 office:value-type="string">
            <text:p>festivis_resonent_compita_vocibus.php</text:p>
          </table:table-cell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2">
          <table:table-cell office:value-type="string">
            <text:p>lux_alma_jesu_mentium.php</text:p>
          </table:table-cell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o_nimis_felix_meritique_celsi.php</text:p>
          </table:table-cell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 office:value-type="string">
            <text:p>pater_superni_luminis.php</text:p>
          </table:table-cell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2">
          <table:table-cell office:value-type="string">
            <text:p>quicumque_christum_quaeritis.php</text:p>
          </table:table-cell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 office:value-type="string">
            <text:p>salvete_christi_vulnera.php</text:p>
          </table:table-cell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 office:value-type="string">
            <text:p>summi_parentis_unice.php</text:p>
          </table:table-cell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string">
            <text:p>ut_queant_laxis_resonare_fibris.php</text:p>
          </table:table-cell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1">06/11/2009</text:date>, <text:time>21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11T21:19:25.18</dc:date>
    <meta:editing-cycles>39</meta:editing-cycles>
    <meta:editing-duration>PT48H34M03S</meta:editing-duration>
    <meta:document-statistic meta:table-count="3" meta:cell-count="1741" meta:object-count="0"/>
    <meta:user-defined meta:name="Info 1"/>
    <meta:user-defined meta:name="Info 2"/>
    <meta:user-defined meta:name="Info 3"/>
    <meta:user-defined meta:name="Info 4"/>
  </office:meta>
</office:document-meta>
</file>